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8A00000398CE0F63233C2718B0.jpg" manifest:media-type="image/jpeg"/>
  <manifest:file-entry manifest:full-path="Pictures/10000000000003F900000320DE7D430B7A7FD407.jpg" manifest:media-type="image/jpeg"/>
  <manifest:file-entry manifest:full-path="Pictures/10000201000004B00000038809C3731407506D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egreya1" svg:font-family="Alegreya" style:font-pitch="variable"/>
    <style:font-face style:name="Alegreya" svg:font-family="Alegreya" style:font-adornments="Regular" style:font-pitch="variable"/>
    <style:font-face style:name="Arial" svg:font-family="Arial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5cm" draw:marker-start-width="0.275cm" draw:marker-end-width="0.27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draw:marker-start="Circle_20_unfilled" draw:marker-start-width="0.45cm" draw:marker-end="Arrow_20_concave" draw:marker-end-width="0.45cm" draw:textarea-vertical-align="middle" fo:padding-top="0.175cm" fo:padding-bottom="0.175cm" fo:padding-left="0.3cm" fo:padding-right="0.3cm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8.427cm" fo:min-width="0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7.41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18pt" style:font-size-complex="18pt" fo:hyphenate="false" loext:hyphenation-no-caps="false"/>
    </style:style>
    <style:style style:name="P4" style:family="paragraph">
      <loext:graphic-properties draw:fill="none" draw:fill-color="#ffffff"/>
      <style:paragraph-properties style:writing-mode="lr-tb"/>
      <style:text-properties style:font-name="Alegreya" fo:font-size="22pt" fo:font-weight="normal" style:font-size-asian="18pt" style:font-weight-asian="normal" style:font-size-complex="18pt" style:font-weight-complex="normal" fo:hyphenate="false" loext:hyphenation-no-caps="false"/>
    </style:style>
    <style:style style:name="P5" style:family="paragraph">
      <style:text-properties fo:font-size="22pt" fo:font-weight="bold" style:font-size-asian="18pt" style:font-weight-asian="bold" style:font-size-complex="18pt" style:font-weight-complex="bold" fo:hyphenate="false" loext:hyphenation-no-caps="false"/>
    </style:style>
    <style:style style:name="P6" style:family="paragraph">
      <loext:graphic-properties draw:fill="none" draw:fill-color="#ffffff"/>
      <style:paragraph-properties style:writing-mode="lr-tb"/>
      <style:text-properties style:font-name="Alegreya" fo:font-size="22pt" fo:font-weight="bold" style:font-size-asian="18pt" style:font-weight-asian="bold" style:font-size-complex="18pt" style:font-weight-complex="bold" fo:hyphenate="false" loext:hyphenation-no-caps="false"/>
    </style:style>
    <style:style style:name="T1" style:family="text">
      <style:text-properties style:font-name="Alegreya" fo:font-size="22pt" fo:font-weight="normal" style:font-size-asian="18pt" style:font-weight-asian="normal" style:font-size-complex="18pt" style:font-weight-complex="normal"/>
    </style:style>
    <style:style style:name="T2" style:family="text">
      <style:text-properties style:font-name="Alegreya" fo:font-size="2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89cm" svg:height="5.461cm" svg:x="8.024cm" svg:y="1.127cm">
          <draw:image xlink:href="Pictures/10000201000004B00000038809C3731407506D85.png" xlink:type="simple" xlink:show="embed" xlink:actuate="onLoad" loext:mime-type="image/png">
            <text:p/>
          </draw:image>
        </draw:frame>
        <draw:frame draw:style-name="gr1" draw:text-style-name="P1" draw:layer="layout" svg:width="8.128cm" svg:height="6.203cm" svg:x="7.985cm" svg:y="6.815cm">
          <draw:image xlink:href="Pictures/10000000000003F900000320DE7D430B7A7FD407.jpg" xlink:type="simple" xlink:show="embed" xlink:actuate="onLoad" loext:mime-type="image/jpeg">
            <text:p/>
          </draw:image>
        </draw:frame>
        <draw:frame draw:style-name="gr1" draw:text-style-name="P1" draw:layer="layout" svg:width="8.143cm" svg:height="5.461cm" svg:x="7.985cm" svg:y="13.319cm">
          <draw:image xlink:href="Pictures/100000000000058A00000398CE0F63233C2718B0.jpg" xlink:type="simple" xlink:show="embed" xlink:actuate="onLoad" loext:mime-type="image/jpeg">
            <text:p/>
          </draw:image>
        </draw:frame>
        <draw:line draw:style-name="gr2" draw:text-style-name="P2" draw:layer="layout" svg:x1="12.049cm" svg:y1="3.286cm" svg:x2="18.526cm" svg:y2="3.921cm">
          <text:p/>
        </draw:line>
        <draw:line draw:style-name="gr2" draw:text-style-name="P2" draw:layer="layout" svg:x1="11.795cm" svg:y1="10.044cm" svg:x2="18.526cm" svg:y2="10.171cm">
          <text:p/>
        </draw:line>
        <draw:line draw:style-name="gr2" draw:text-style-name="P2" draw:layer="layout" svg:x1="12.049cm" svg:y1="16.24cm" svg:x2="18.78cm" svg:y2="15.478cm">
          <text:p/>
        </draw:line>
        <draw:frame draw:style-name="gr3" draw:text-style-name="P4" draw:layer="layout" svg:width="9.752cm" svg:height="18.677cm" svg:x="18.907cm" svg:y="1.119cm">
          <draw:text-box>
            <text:p text:style-name="P3"><text:span text:style-name="T1">- editions</text:span></text:p>
            <text:p text:style-name="P3"><text:span text:style-name="T1">- setting</text:span></text:p>
            <text:p text:style-name="P3"><text:span text:style-name="T1">- themes</text:span></text:p>
            <text:p text:style-name="P3"><text:span text:style-name="T1">- protagonists</text:span></text:p>
            <text:p text:style-name="P3"><text:span text:style-name="T1">- style</text:span></text:p>
            <text:p text:style-name="P3"><text:span text:style-name="T1"/></text:p>
            <text:p text:style-name="P3"><text:span text:style-name="T1">- text length</text:span></text:p>
            <text:p text:style-name="P3"><text:span text:style-name="T1">- narrative perspective</text:span></text:p>
            <text:p text:style-name="P3"><text:span text:style-name="T1">- direct speech</text:span></text:p>
            <text:p text:style-name="P3"><text:span text:style-name="T1">- topics</text:span></text:p>
            <text:p text:style-name="P3"><text:span text:style-name="T1">- keywords</text:span></text:p>
            <text:p text:style-name="P3"><text:span text:style-name="T1"/></text:p>
            <text:p text:style-name="P3"><text:span text:style-name="T1">- Voltaire and Rousseau</text:span></text:p>
            <text:p text:style-name="P3"><text:span text:style-name="T1">- Voltaire and Leibniz</text:span></text:p>
            <text:p text:style-name="P3"><text:span text:style-name="T1">- Candide = Bildungsroman</text:span></text:p>
            <text:p text:style-name="P3"><text:span text:style-name="T1">- etc.</text:span></text:p>
          </draw:text-box>
        </draw:frame>
        <draw:frame draw:style-name="gr4" draw:text-style-name="P6" draw:layer="layout" svg:width="6.604cm" svg:height="17.66cm" svg:x="1.254cm" svg:y="1.12cm">
          <draw:text-box>
            <text:p text:style-name="P5"><text:span text:style-name="T2"/></text:p>
            <text:p text:style-name="P5"><text:span text:style-name="T2"/></text:p>
            <text:p text:style-name="P5"><text:span text:style-name="T2">library catalogs</text:span><text:span text:style-name="T2"><text:line-break/></text:span><text:span text:style-name="T2">and bibliographies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>primary texts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>scholarly publication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egreya1" svg:font-family="Alegreya" style:font-pitch="variable"/>
    <style:font-face style:name="Alegreya" svg:font-family="Alegreya" style:font-adornments="Regular" style:font-pitch="variable"/>
    <style:font-face style:name="Arial" svg:font-family="Arial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Noto Sans CJK HK" style:font-family-asian="'Noto Sans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8T12:09:39.799360352</meta:creation-date>
    <dc:date>2020-10-18T12:28:13.883018714</dc:date>
    <meta:editing-duration>PT14M38S</meta:editing-duration>
    <meta:editing-cycles>7</meta:editing-cycles>
    <meta:generator>LibreOffice/6.4.6.2$Linux_X86_64 LibreOffice_project/40$Build-2</meta:generator>
    <meta:document-statistic meta:object-count="8"/>
  </office:meta>
</office:document-meta>
</file>